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ixedsys" svg:font-family="Fixedsys"/>
    <style:font-face style:name="Helvetica" svg:font-family="Helvetica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_20__28_Web_29_">
      <style:text-properties style:font-name="Arial" fo:font-size="12pt" fo:language="en" fo:country="GB" fo:font-weight="bold" style:font-size-asian="12pt" style:font-weight-asian="bold" style:font-size-complex="12pt" style:font-weight-complex="bold"/>
    </style:style>
    <style:style style:name="P2" style:family="paragraph" style:parent-style-name="Normal_20__28_Web_29_">
      <style:paragraph-properties fo:text-align="center" style:justify-single-word="false" fo:break-before="pag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Times New Roman" fo:font-size="11pt" style:font-size-asian="11pt" style:font-name-complex="Fixedsys" style:font-size-complex="11pt"/>
    </style:style>
    <style:style style:name="T2" style:family="text">
      <style:text-properties fo:color="#000000" style:font-name="Times New Roman" fo:font-size="11pt" fo:font-weight="normal" style:font-size-asian="11pt" style:font-weight-asian="normal" style:font-name-complex="Fixedsys" style:font-size-complex="11pt" style:font-weight-complex="normal"/>
    </style:style>
    <style:style style:name="T3" style:family="text">
      <style:text-properties fo:color="#000000" style:font-name="Arial" fo:font-size="12pt" fo:language="en" fo:country="GB" fo:font-weight="bold" style:font-size-asian="12pt" style:font-weight-asian="bold" style:font-name-complex="Fixedsys" style:font-size-complex="12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2pt" fo:language="en" fo:country="GB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Instalação do PostgreSQL-8.3.1 dos fontes no Linux Ubuntu 7.10</text:p>
      <text:p text:style-name="P3"/>
      <text:p text:style-name="P4"><text:span text:style-name="Strong_20_Emphasis">Através dos Repositórios</text:span></text:p>
      <text:p text:style-name="Normal_20__28_Web_29_"><text:span text:style-name="T5">Instalar</text:span><text:span text:style-name="T4"><text:line-break/>sudo apt-get install postgresql-8.3<text:line-break/><text:line-break/></text:span>Com isso teremos a versão 8.3 instalada em pouco tempo. O Ubuntu irá buscar o postgresql em seus servidores e o instalará e configurará para nós:</text:p>
      <text:p text:style-name="Normal_20__28_Web_29_"><text:span text:style-name="T6">Detalhes</text:span><text:line-break/>Diretório de dados - /var/lib/postgresql/8.3/main/base<text:line-break/>Diretório do pg_hba.conf e do postgresql.conf - /etc/postgresql/8.3/main<text:line-break/>autovacuum.conf - /etc/postgresql-common<text:line-break/>pg_dump, pg_dumpall, psql e outros binários - /usr/bin</text:p>
      <text:p text:style-name="Normal_20__28_Web_29_"><text:span text:style-name="T6">Acessando pelo prompt</text:span><text:line-break/>Trocar a senha do super-usuário<text:line-break/><text:line-break/>sudo passwd postgres</text:p>
      <text:p text:style-name="Normal_20__28_Web_29_"><text:span text:style-name="T6">Acessando a console psql</text:span><text:line-break/><text:line-break/>sudo -u postgres psql</text:p>
      <text:p text:style-name="Normal_20__28_Web_29_"><text:span text:style-name="Strong_20_Emphasis"/></text:p>
      <text:p text:style-name="P2"><text:span text:style-name="Strong_20_Emphasis">Instalando através dos Fontes</text:span></text:p>
      <text:p text:style-name="Normal_20__28_Web_29_">Este método de instalação dá um pouco mais de trabalho mas em contrapartida é o que oferece um maior controle e uma maior possibilidade de customização.<text:line-break/><text:line-break/><text:span text:style-name="T6">Pré-requisitos para instalação do PostgreSQL num UNIX:<text:line-break/><text:line-break/></text:span>make do GNU (gmake ou make)<text:line-break/>compilador C, (preferido GCC mais recente)<text:line-break/>gzip<text:line-break/>biblioteca readline (para psql)<text:line-break/>gettext (para NLS)<text:line-break/>kerberos, openssl e pam (opcionais, para autenticação)<text:line-break/><text:line-break/>Veja como encontrar esses requisitos no Ubuntu:<text:line-break/><text:line-break/>sudo apt-get install build-essential libreadline5-dev zlib1g-dev gettext<text:line-break/><text:line-break/>Ou faça o download do site: <text:a xlink:type="simple" xlink:href="http://packages.ubuntu.com/">http://packages.ubuntu.com/</text:a> e instale com:<text:line-break/><text:line-break/>dpkg -i nome.deb <text:line-break/><text:line-break/>Ou então duplo clique no gerenciador de arquivos Nautilus.<text:line-break/><text:line-break/>Obs.: estes pacotes podem mudar de nome devido ao aparecimento de novas versões.<text:line-break/>E use make ao invés de gmake.<text:line-break/><text:line-break/>Download - <text:a xlink:type="simple" xlink:href="http://www.postgresql.org/ftp/source/"><text:span text:style-name="Internet_20_link">http://www.postgresql.org/ftp/source/</text:span></text:a><text:a xlink:type="simple" xlink:href="http://www.postgresql.org/ftp/source/"><text:span text:style-name="Internet_20_link"><text:line-break/><text:line-break/></text:span></text:a>Descompacte em /usr/local/src e instale no diretório default, que é /usr/local/pgsql. <text:line-break/><text:line-break/>sudo tar zxpvf postgresql-8.3.1.tar.gz -C /usr/local/src<text:line-break/>cd /usr/local/src/postgresql-8.3.1<text:line-break/><text:line-break/>Caso já tenha o postgresql instalado no Ubuntu, pule as etapas de criação do grupo e do usuário na instalação abaixo, como também terá que alterar a porta no script postgresql.conf, logo após a criação do cluster com o comando initdb e, no caso, os comandos deverão passar também a porta, por exemplo:</text:p>
      <text:p text:style-name="Normal_20__28_Web_29_">bin/createdb -p 5433 bdteste<text:line-break/>bin/psql -p 5433 bdteste.</text:p>
      <text:p text:style-name="P1"><text:soft-page-break/><text:span text:style-name="post-timestamp"><text:span text:style-name="T1">Configurar, Compilar e Instalar <text:line-break/><text:line-break/></text:span></text:span><text:span text:style-name="post-timestamp"><text:span text:style-name="T2">sudo ./configure<text:line-break/>sudo make<text:line-break/>sudo make install<text:line-break/>sudo groupadd postgres<text:line-break/>sudo useradd -g postgres -d /usr/local/pgsql postgres<text:line-break/></text:span></text:span><text:span text:style-name="post-timestamp"><text:span text:style-name="T2">sudo mkdir /usr/local/pgsql/data<text:line-break/>sudo chown postgres:postgres /usr/local/pgsql/data<text:line-break/>sudo passwd postgres<text:line-break/>su – postgres<text:line-break/>bin/initdb -D /usr/local/pgsql/data<text:line-break/>bin/pg_ctl -D /usr/local/pgsql/data start<text:line-break/>bin/createdb teste<text:line-break/>bin/psql teste<text:line-break/><text:line-break/>Isso irá criar um clustar com encoding UTF-8 (default do Ubuntu)<text:line-break/><text:line-break/></text:span></text:span><text:span text:style-name="post-timestamp"><text:span text:style-name="T1">Caso prefira iso-8859-1, antes de executar o initdb, exporta a variável LANG:</text:span></text:span><text:span text:style-name="post-timestamp"><text:span text:style-name="T2"><text:line-break/>export LANG=pt_BR.iso-8859-1<text:line-break/>bin/initdb --encoding latin1 -D /usr/local/pgsql/data<text:line-break/><text:line-break/></text:span></text:span><text:span text:style-name="post-timestamp"><text:span text:style-name="T1">Copiar o script de inicialização "linux" para o /etc/init.d</text:span></text:span><text:span text:style-name="post-timestamp"><text:span text:style-name="T2"><text:line-break/>sudo cp /usr/local/src/postgresql-8.3.0/contrib/start-script/linux /etc/init.d/postgresql-8.3.0<text:line-break/><text:line-break/></text:span></text:span><text:span text:style-name="post-timestamp"><text:span text:style-name="T1">Dar permissão de execução ao script:</text:span></text:span><text:span text:style-name="post-timestamp"><text:span text:style-name="T2"><text:line-break/>sudo chmod u+x /etc/init.d/postgresql-8.3.0<text:line-break/><text:line-break/></text:span></text:span><text:span text:style-name="post-timestamp"><text:span text:style-name="T1">Adicionar ao Path</text:span></text:span><text:span text:style-name="post-timestamp"><text:span text:style-name="T2"><text:line-break/>su - postgres<text:line-break/>gedit /etc/bash.bashrc (e adicione a linha abaixo):<text:line-break/>PATH=/usr/local/pgsql/bin:$PATH</text:span></text:span></text:p>
      <text:p text:style-name="Standard"><text:span text:style-name="T6">Veja a instalação em outras distribuições e em FreeBSD em:</text:span><text:span text:style-name="post-timestamp"><text:span text:style-name="T3"><text:line-break/></text:span></text:span><text:a xlink:type="simple" xlink:href="http://postgresql.ribafs.net/">http://postgresql.ribafs.net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ixedsys" svg:font-family="Fixedsys"/>
    <style:font-face style:name="Helvetica" svg:font-family="Helvetica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onte_20_parág._20_padrão" style:display-name="Fonte parág. padrão" style:family="text"/>
    <style:style style:name="post-timestamp" style:family="text" style:parent-style-name="Fonte_20_parág._20_padrão"/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03T10:02:10</meta:creation-date>
    <dc:creator>Ribamar FS</dc:creator>
    <dc:date>2008-05-15T09:31:23</dc:date>
    <meta:editing-cycles>6</meta:editing-cycles>
    <meta:editing-duration>PT15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" meta:word-count="501" meta:character-count="3083"/>
  </office:meta>
</office:document-meta>
</file>